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1.8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map style:condition="cell-content()&gt;=59" style:apply-style-name="cf3" style:base-cell-address="Sheet1.A1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map style:condition="cell-content()&gt;=59" style:apply-style-name="cf4" style:base-cell-address="Sheet1.A1"/>
    </style:style>
    <style:style style:name="ce5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map style:condition="cell-content()&gt;=59" style:apply-style-name="cf3" style:base-cell-address="Sheet1.A1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map style:condition="cell-content()&gt;=59" style:apply-style-name="cf4" style:base-cell-address="Sheet1.A1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3" table:number-columns-repeated="16379" table:default-cell-style-name="ce27"/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8" table:formula="of:=MOD([.B3]; 2)" office:value-type="float" office:value="1" calcext:value-type="float">
            <text:p>1</text:p>
          </table:table-cell>
          <table:table-cell table:formula="of:=IF([.B3]&lt;6; &quot;меньше&quot;; &quot;больше&quot;)" office:value-type="string" office:string-value="меньше" calcext:value-type="string">
            <text:p>меньше</text:p>
          </table:table-cell>
          <table:table-cell table:formula="of:=IF( MOD([.B3];2)=0;   [.A$1]+[.B3];   [.A$1]-[.B3] )"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8" table:formula="of:=MOD([.B4]; 2)" office:value-type="float" office:value="0" calcext:value-type="float">
            <text:p>0</text:p>
          </table:table-cell>
          <table:table-cell table:formula="of:=IF([.B4]&lt;6; &quot;меньше&quot;; &quot;больше&quot;)" office:value-type="string" office:string-value="меньше" calcext:value-type="string">
            <text:p>меньше</text:p>
          </table:table-cell>
          <table:table-cell table:formula="of:=IF( MOD([.B4];2)=0;   [.A$1]+[.B4];   [.A$1]-[.B4] )" office:value-type="float" office:value="21" calcext:value-type="float">
            <text:p>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8" table:formula="of:=MOD([.B5]; 2)" office:value-type="float" office:value="1" calcext:value-type="float">
            <text:p>1</text:p>
          </table:table-cell>
          <table:table-cell table:formula="of:=IF([.B5]&lt;6; &quot;меньше&quot;; &quot;больше&quot;)" office:value-type="string" office:string-value="меньше" calcext:value-type="string">
            <text:p>меньше</text:p>
          </table:table-cell>
          <table:table-cell table:formula="of:=IF( MOD([.B5];2)=0;   [.A$1]+[.B5];   [.A$1]-[.B5] )"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8" table:formula="of:=MOD([.B6]; 2)" office:value-type="float" office:value="0" calcext:value-type="float">
            <text:p>0</text:p>
          </table:table-cell>
          <table:table-cell table:formula="of:=IF([.B6]&lt;6; &quot;меньше&quot;; &quot;больше&quot;)" office:value-type="string" office:string-value="меньше" calcext:value-type="string">
            <text:p>меньше</text:p>
          </table:table-cell>
          <table:table-cell table:formula="of:=IF( MOD([.B6];2)=0;   [.A$1]+[.B6];   [.A$1]-[.B6] )" office:value-type="float" office:value="23" calcext:value-type="float">
            <text:p>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8" table:formula="of:=MOD([.B7]; 2)" office:value-type="float" office:value="1" calcext:value-type="float">
            <text:p>1</text:p>
          </table:table-cell>
          <table:table-cell table:formula="of:=IF([.B7]&lt;6; &quot;меньше&quot;; &quot;больше&quot;)" office:value-type="string" office:string-value="меньше" calcext:value-type="string">
            <text:p>меньше</text:p>
          </table:table-cell>
          <table:table-cell table:formula="of:=IF( MOD([.B7];2)=0;   [.A$1]+[.B7];   [.A$1]-[.B7] )" office:value-type="float" office:value="14" calcext:value-type="float">
            <text:p>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8" table:formula="of:=MOD([.B8]; 2)" office:value-type="float" office:value="0" calcext:value-type="float">
            <text:p>0</text:p>
          </table:table-cell>
          <table:table-cell table:formula="of:=IF([.B8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8];2)=0;   [.A$1]+[.B8];   [.A$1]-[.B8] )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8" table:formula="of:=MOD([.B9]; 2)" office:value-type="float" office:value="1" calcext:value-type="float">
            <text:p>1</text:p>
          </table:table-cell>
          <table:table-cell table:formula="of:=IF([.B9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9];2)=0;   [.A$1]+[.B9];   [.A$1]-[.B9] )"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8" table:formula="of:=MOD([.B10]; 2)" office:value-type="float" office:value="0" calcext:value-type="float">
            <text:p>0</text:p>
          </table:table-cell>
          <table:table-cell table:formula="of:=IF([.B10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10];2)=0;   [.A$1]+[.B10];   [.A$1]-[.B10] )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8" table:formula="of:=MOD([.B11]; 2)" office:value-type="float" office:value="1" calcext:value-type="float">
            <text:p>1</text:p>
          </table:table-cell>
          <table:table-cell table:formula="of:=IF([.B11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11];2)=0;   [.A$1]+[.B11];   [.A$1]-[.B11] )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8" table:formula="of:=MOD([.B12]; 2)" office:value-type="float" office:value="0" calcext:value-type="float">
            <text:p>0</text:p>
          </table:table-cell>
          <table:table-cell table:formula="of:=IF([.B12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12];2)=0;   [.A$1]+[.B12];   [.A$1]-[.B12] )" office:value-type="float" office:value="29" calcext:value-type="float">
            <text:p>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table:formula="of:=MOD([.B13]; 2)" office:value-type="float" office:value="1" calcext:value-type="float">
            <text:p>1</text:p>
          </table:table-cell>
          <table:table-cell table:formula="of:=IF([.B13]&lt;6; &quot;меньше&quot;; &quot;больше&quot;)" office:value-type="string" office:string-value="больше" calcext:value-type="string">
            <text:p>больше</text:p>
          </table:table-cell>
          <table:table-cell table:formula="of:=IF( MOD([.B13];2)=0;   [.A$1]+[.B13];   [.A$1]-[.B13] )" office:value-type="float" office:value="8" calcext:value-type="float">
            <text:p>8</text:p>
          </table:table-cell>
          <table:table-cell table:number-columns-repeated="16379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6330" table:style-name="ta2">
        <table:table-column table:style-name="co2" table:number-columns-repeated="16384" table:default-cell-style-name="ce27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П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1" table:formula="of:=[.C3]+[.D3]" office:value-type="float" office:value="32" calcext:value-type="float">
            <text:p>3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В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1" table:formula="of:=[.C4]+[.D4]"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style-name="ce32" table:formula="of:=[.C5]+[.D5]" office:value-type="float" office:value="59" calcext:value-type="float">
            <text:p>59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П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31" table:formula="of:=[.C10]+[.D10]"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В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31" table:formula="of:=[.C11]+[.D11]" office:value-type="float" office:value="35" calcext:value-type="float">
            <text:p>3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П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style-name="ce32" table:formula="of:=[.C12]+[.D12]" office:value-type="float" office:value="59" calcext:value-type="float">
            <text:p>5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В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A15]+[.B15]" office:value-type="float" office:value="29" calcext:value-type="float">
            <text:p>29</text:p>
          </table:table-cell>
          <table:table-cell table:formula="of:=[.A$15]+1" office:value-type="float" office:value="6" calcext:value-type="float">
            <text:p>6</text:p>
          </table:table-cell>
          <table:table-cell table:formula="of:=[.B$15]" office:value-type="float" office:value="24" calcext:value-type="float">
            <text:p>24</text:p>
          </table:table-cell>
          <table:table-cell table:formula="of:=[.D15]+[.E15]" office:value-type="float" office:value="30" calcext:value-type="float">
            <text:p>30</text:p>
          </table:table-cell>
          <table:table-cell table:style-name="ce33" table:formula="of:=[.D$15]+1" office:value-type="float" office:value="7" calcext:value-type="float">
            <text:p>7</text:p>
          </table:table-cell>
          <table:table-cell table:style-name="ce36" table:formula="of:=[.E$15]" office:value-type="float" office:value="24" calcext:value-type="float">
            <text:p>24</text:p>
          </table:table-cell>
          <table:table-cell table:style-name="ce38" table:formula="of:=[.G15]+[.H15]" office:value-type="float" office:value="31" calcext:value-type="float">
            <text:p>3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formula="of:=[.A$15]" office:value-type="float" office:value="5" calcext:value-type="float">
            <text:p>5</text:p>
          </table:table-cell>
          <table:table-cell table:formula="of:=[.B$15]+1" office:value-type="float" office:value="25" calcext:value-type="float">
            <text:p>25</text:p>
          </table:table-cell>
          <table:table-cell table:formula="of:=[.D16]+[.E16]" office:value-type="float" office:value="30" calcext:value-type="float">
            <text:p>30</text:p>
          </table:table-cell>
          <table:table-cell table:style-name="ce34" table:formula="of:=[.D$15]" office:value-type="float" office:value="6" calcext:value-type="float">
            <text:p>6</text:p>
          </table:table-cell>
          <table:table-cell table:formula="of:=[.E$15]+1" office:value-type="float" office:value="25" calcext:value-type="float">
            <text:p>25</text:p>
          </table:table-cell>
          <table:table-cell table:style-name="ce39" table:formula="of:=[.G16]+[.H16]" office:value-type="float" office:value="31" calcext:value-type="float">
            <text:p>3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formula="of:=[.A$15]*2" office:value-type="float" office:value="10" calcext:value-type="float">
            <text:p>10</text:p>
          </table:table-cell>
          <table:table-cell table:formula="of:=[.B$15]" office:value-type="float" office:value="24" calcext:value-type="float">
            <text:p>24</text:p>
          </table:table-cell>
          <table:table-cell table:formula="of:=[.D17]+[.E17]" office:value-type="float" office:value="34" calcext:value-type="float">
            <text:p>34</text:p>
          </table:table-cell>
          <table:table-cell table:style-name="ce34" table:formula="of:=[.D$15]*2" office:value-type="float" office:value="12" calcext:value-type="float">
            <text:p>12</text:p>
          </table:table-cell>
          <table:table-cell table:formula="of:=[.E$15]" office:value-type="float" office:value="24" calcext:value-type="float">
            <text:p>24</text:p>
          </table:table-cell>
          <table:table-cell table:style-name="ce39" table:formula="of:=[.G17]+[.H17]"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formula="of:=[.A$15]" office:value-type="float" office:value="5" calcext:value-type="float">
            <text:p>5</text:p>
          </table:table-cell>
          <table:table-cell table:formula="of:=[.B$15]*2" office:value-type="float" office:value="48" calcext:value-type="float">
            <text:p>48</text:p>
          </table:table-cell>
          <table:table-cell table:formula="of:=[.D18]+[.E18]" office:value-type="float" office:value="53" calcext:value-type="float">
            <text:p>53</text:p>
          </table:table-cell>
          <table:table-cell table:style-name="ce35" table:formula="of:=[.D$15]" office:value-type="float" office:value="6" calcext:value-type="float">
            <text:p>6</text:p>
          </table:table-cell>
          <table:table-cell table:style-name="ce37" table:formula="of:=[.E$15]*2" office:value-type="float" office:value="48" calcext:value-type="float">
            <text:p>48</text:p>
          </table:table-cell>
          <table:table-cell table:style-name="ce40" table:formula="of:=[.G18]+[.H18]"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3" table:formula="of:=[.D$16]+1" office:value-type="float" office:value="6" calcext:value-type="float">
            <text:p>6</text:p>
          </table:table-cell>
          <table:table-cell table:style-name="ce36" table:formula="of:=[.E$16]" office:value-type="float" office:value="25" calcext:value-type="float">
            <text:p>25</text:p>
          </table:table-cell>
          <table:table-cell table:style-name="ce38" table:formula="of:=[.G19]+[.H19]" office:value-type="float" office:value="31" calcext:value-type="float">
            <text:p>3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6]" office:value-type="float" office:value="5" calcext:value-type="float">
            <text:p>5</text:p>
          </table:table-cell>
          <table:table-cell table:formula="of:=[.E$16]+1" office:value-type="float" office:value="26" calcext:value-type="float">
            <text:p>26</text:p>
          </table:table-cell>
          <table:table-cell table:style-name="ce39" table:formula="of:=[.G20]+[.H20]" office:value-type="float" office:value="31" calcext:value-type="float">
            <text:p>31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6]*2" office:value-type="float" office:value="10" calcext:value-type="float">
            <text:p>10</text:p>
          </table:table-cell>
          <table:table-cell table:formula="of:=[.E$16]" office:value-type="float" office:value="25" calcext:value-type="float">
            <text:p>25</text:p>
          </table:table-cell>
          <table:table-cell table:style-name="ce39" table:formula="of:=[.G21]+[.H21]" office:value-type="float" office:value="35" calcext:value-type="float">
            <text:p>35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5" table:formula="of:=[.D$16]" office:value-type="float" office:value="5" calcext:value-type="float">
            <text:p>5</text:p>
          </table:table-cell>
          <table:table-cell table:style-name="ce37" table:formula="of:=[.E$16]*2" office:value-type="float" office:value="50" calcext:value-type="float">
            <text:p>50</text:p>
          </table:table-cell>
          <table:table-cell table:style-name="ce40" table:formula="of:=[.G22]+[.H22]" office:value-type="float" office:value="55" calcext:value-type="float">
            <text:p>55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3" table:formula="of:=[.D$17]+1" office:value-type="float" office:value="11" calcext:value-type="float">
            <text:p>11</text:p>
          </table:table-cell>
          <table:table-cell table:style-name="ce36" table:formula="of:=[.E$17]" office:value-type="float" office:value="24" calcext:value-type="float">
            <text:p>24</text:p>
          </table:table-cell>
          <table:table-cell table:style-name="ce38" table:formula="of:=[.G23]+[.H23]" office:value-type="float" office:value="35" calcext:value-type="float">
            <text:p>35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7]" office:value-type="float" office:value="10" calcext:value-type="float">
            <text:p>10</text:p>
          </table:table-cell>
          <table:table-cell table:formula="of:=[.E$17]+1" office:value-type="float" office:value="25" calcext:value-type="float">
            <text:p>25</text:p>
          </table:table-cell>
          <table:table-cell table:style-name="ce39" table:formula="of:=[.G24]+[.H24]" office:value-type="float" office:value="35" calcext:value-type="float">
            <text:p>35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7]*2" office:value-type="float" office:value="20" calcext:value-type="float">
            <text:p>20</text:p>
          </table:table-cell>
          <table:table-cell table:formula="of:=[.E$17]" office:value-type="float" office:value="24" calcext:value-type="float">
            <text:p>24</text:p>
          </table:table-cell>
          <table:table-cell table:style-name="ce39" table:formula="of:=[.G25]+[.H25]" office:value-type="float" office:value="44" calcext:value-type="float">
            <text:p>44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5" table:formula="of:=[.D$17]" office:value-type="float" office:value="10" calcext:value-type="float">
            <text:p>10</text:p>
          </table:table-cell>
          <table:table-cell table:style-name="ce37" table:formula="of:=[.E$17]*2" office:value-type="float" office:value="48" calcext:value-type="float">
            <text:p>48</text:p>
          </table:table-cell>
          <table:table-cell table:style-name="ce40" table:formula="of:=[.G26]+[.H26]" office:value-type="float" office:value="58" calcext:value-type="float">
            <text:p>58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3" table:formula="of:=[.D$18]+1" office:value-type="float" office:value="6" calcext:value-type="float">
            <text:p>6</text:p>
          </table:table-cell>
          <table:table-cell table:style-name="ce36" table:formula="of:=[.E$18]" office:value-type="float" office:value="48" calcext:value-type="float">
            <text:p>48</text:p>
          </table:table-cell>
          <table:table-cell table:style-name="ce38" table:formula="of:=[.G27]+[.H27]" office:value-type="float" office:value="54" calcext:value-type="float">
            <text:p>54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7]" office:value-type="float" office:value="10" calcext:value-type="float">
            <text:p>10</text:p>
          </table:table-cell>
          <table:table-cell table:formula="of:=[.E$18]+1" office:value-type="float" office:value="49" calcext:value-type="float">
            <text:p>49</text:p>
          </table:table-cell>
          <table:table-cell table:style-name="ce39" table:formula="of:=[.G28]+[.H28]" office:value-type="float" office:value="59" calcext:value-type="float">
            <text:p>59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4" table:formula="of:=[.D$18]*2" office:value-type="float" office:value="10" calcext:value-type="float">
            <text:p>10</text:p>
          </table:table-cell>
          <table:table-cell table:formula="of:=[.E$18]" office:value-type="float" office:value="48" calcext:value-type="float">
            <text:p>48</text:p>
          </table:table-cell>
          <table:table-cell table:style-name="ce39" table:formula="of:=[.G29]+[.H29]" office:value-type="float" office:value="58" calcext:value-type="float">
            <text:p>58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35" table:formula="of:=[.D$18]" office:value-type="float" office:value="5" calcext:value-type="float">
            <text:p>5</text:p>
          </table:table-cell>
          <table:table-cell table:style-name="ce37" table:formula="of:=[.E$18]*2" office:value-type="float" office:value="96" calcext:value-type="float">
            <text:p>96</text:p>
          </table:table-cell>
          <table:table-cell table:style-name="ce40" table:formula="of:=[.G30]+[.H30]" office:value-type="float" office:value="101" calcext:value-type="float">
            <text:p>101</text:p>
          </table:table-cell>
          <table:table-cell table:number-columns-repeated="16375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16330'.E3:'16330'.E4 '16330'.E10:'16330'.E11">
            <calcext:condition calcext:apply-style-name="cf3" calcext:value="&gt;=59" calcext:base-cell-address="Sheet1.A1"/>
          </calcext:conditional-format>
          <calcext:conditional-format calcext:target-range-address="'16330'.E5:'16330'.E5 '16330'.E12:'16330'.E12">
            <calcext:condition calcext:apply-style-name="cf4" calcext:value="&gt;=59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6efce"/>
      <style:text-properties fo:color="#006100"/>
    </style:style>
    <style:style style:name="cf2" style:family="table-cell" style:parent-style-name="Default">
      <style:table-cell-properties fo:background-color="#ffc7ce"/>
      <style:text-properties fo:color="#9c0006"/>
    </style:style>
    <style:style style:name="cf3" style:family="table-cell" style:parent-style-name="Default">
      <style:table-cell-properties fo:background-color="#ffcccc" style:vertical-align="automatic"/>
      <style:text-properties fo:color="#cc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4" style:family="table-cell" style:parent-style-name="Default">
      <style:table-cell-properties fo:background-color="#ccffcc" style:vertical-align="automatic"/>
      <style:text-properties fo:color="#0066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style style:name="MT1" style:family="text">
      <style:text-properties fo:color="#ffffff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Андрей Беляков</meta:initial-creator>
    <meta:creation-date>2015-06-05T18:17:20Z</meta:creation-date>
    <dc:date>2025-01-08T19:09:33.192000000</dc:date>
    <meta:editing-cycles>2</meta:editing-cycles>
    <meta:editing-duration>PT6H47M36S</meta:editing-duration>
    <meta:document-statistic meta:table-count="2" meta:cell-count="139" meta:object-count="0"/>
  </office:meta>
</office:document-meta>
</file>